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a8e" officeooo:paragraph-rsid="001dba8e"/>
    </style:style>
    <style:style style:name="P2" style:family="paragraph" style:parent-style-name="Standard">
      <style:text-properties officeooo:rsid="001dba8e" officeooo:paragraph-rsid="001ef754"/>
    </style:style>
    <style:style style:name="P3" style:family="paragraph" style:parent-style-name="Standard">
      <style:text-properties fo:font-weight="bold" officeooo:rsid="001dba8e" officeooo:paragraph-rsid="001dba8e" style:font-weight-asian="bold" style:font-weight-complex="bold"/>
    </style:style>
    <style:style style:name="P4" style:family="paragraph" style:parent-style-name="Standard">
      <style:text-properties fo:font-weight="bold" officeooo:rsid="001dba8e" officeooo:paragraph-rsid="0020d27d" style:font-weight-asian="bold" style:font-weight-complex="bold"/>
    </style:style>
    <style:style style:name="P5" style:family="paragraph" style:parent-style-name="Standard">
      <style:text-properties fo:font-weight="bold" officeooo:rsid="001dba8e" officeooo:paragraph-rsid="0020fe5f" style:font-weight-asian="bold" style:font-weight-complex="bold"/>
    </style:style>
    <style:style style:name="P6" style:family="paragraph" style:parent-style-name="Standard">
      <style:text-properties fo:font-weight="bold" officeooo:rsid="001dba8e" officeooo:paragraph-rsid="0022fc91" style:font-weight-asian="bold" style:font-weight-complex="bold"/>
    </style:style>
    <style:style style:name="P7" style:family="paragraph" style:parent-style-name="Standard">
      <style:text-properties fo:font-weight="bold" officeooo:rsid="001dba8e" officeooo:paragraph-rsid="0028edb5" style:font-weight-asian="bold" style:font-weight-complex="bold"/>
    </style:style>
    <style:style style:name="P8" style:family="paragraph" style:parent-style-name="Standard">
      <style:text-properties fo:font-weight="normal" officeooo:rsid="001dba8e" officeooo:paragraph-rsid="0028edb5" style:font-weight-asian="normal" style:font-weight-complex="normal"/>
    </style:style>
    <style:style style:name="P9" style:family="paragraph" style:parent-style-name="Standard">
      <style:paragraph-properties fo:break-before="page"/>
      <style:text-properties officeooo:rsid="001dba8e" officeooo:paragraph-rsid="001dba8e"/>
    </style:style>
    <style:style style:name="P10" style:family="paragraph" style:parent-style-name="Standard" style:list-style-name="L1">
      <style:text-properties officeooo:rsid="002c0730" officeooo:paragraph-rsid="002c0730"/>
    </style:style>
    <style:style style:name="P11" style:family="paragraph" style:parent-style-name="Standard">
      <style:text-properties officeooo:rsid="001dba8e" officeooo:paragraph-rsid="002cfa85"/>
    </style:style>
    <style:style style:name="P12" style:family="paragraph" style:parent-style-name="Standard">
      <style:text-properties officeooo:rsid="001dba8e" officeooo:paragraph-rsid="001dba8e"/>
    </style:style>
    <style:style style:name="P13" style:family="paragraph" style:parent-style-name="Standard">
      <style:text-properties officeooo:rsid="002d46cc" officeooo:paragraph-rsid="002d46cc"/>
    </style:style>
    <style:style style:name="P14" style:family="paragraph" style:parent-style-name="Standard">
      <style:text-properties fo:font-weight="bold" officeooo:rsid="001dba8e" officeooo:paragraph-rsid="001dba8e" style:font-weight-asian="bold" style:font-weight-complex="bold"/>
    </style:style>
    <style:style style:name="P15" style:family="paragraph" style:parent-style-name="Standard">
      <style:text-properties officeooo:rsid="002df04f" officeooo:paragraph-rsid="002df0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fc91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f03fc"/>
    </style:style>
    <style:style style:name="T5" style:family="text">
      <style:text-properties officeooo:rsid="0020fe5f"/>
    </style:style>
    <style:style style:name="T6" style:family="text">
      <style:text-properties officeooo:rsid="0022fc91"/>
    </style:style>
    <style:style style:name="T7" style:family="text">
      <style:text-properties officeooo:rsid="00259b0e"/>
    </style:style>
    <style:style style:name="T8" style:family="text">
      <style:text-properties officeooo:rsid="0028edb5"/>
    </style:style>
    <style:style style:name="T9" style:family="text">
      <style:text-properties officeooo:rsid="002a214b"/>
    </style:style>
    <style:style style:name="T10" style:family="text">
      <style:text-properties officeooo:rsid="002cfa85"/>
    </style:style>
    <style:style style:name="T11" style:family="text">
      <style:text-properties officeooo:rsid="002df0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Protocollo per lo sviluppo dell’applicazione </text:p>
      <text:p text:style-name="P3"/>
      <text:p text:style-name="P1">Per procedere con uno sviluppo controllato dei documenti e del codice si è scelto di </text:p>
      <text:p text:style-name="P1">adottare il sistema di ticketing <text:span text:style-name="T1">Redmine.</text:span> </text:p>
      <text:p text:style-name="P1">La scelta di tale software è descritta nella sezione xxxx(da inserire). </text:p>
      <text:p text:style-name="P1"/>
      <text:p text:style-name="P3">X.<text:span text:style-name="T4">y </text:span>Creare un nuovo progetto</text:p>
      <text:p text:style-name="P3"/>
      <text:p text:style-name="P1">La creazione di un progetto è compito del <text:span text:style-name="T3">Responsabile di Progetto</text:span>. </text:p>
      <text:p text:style-name="P1">Un nuovo progetto rappresenta una macro-attività caratterizzata da molte sotto-attività </text:p>
      <text:p text:style-name="P1">supervisionate da un responsabile. </text:p>
      <text:p text:style-name="P1">Per creare un nuovo progetto: </text:p>
      <text:p text:style-name="P1">• Aprire Progetti; </text:p>
      <text:p text:style-name="P1">• Selezionare Nuovo progetto; </text:p>
      <text:p text:style-name="P1">• Assegnare un Nome breve ma significativo; </text:p>
      <text:p text:style-name="P1">• Nel caso in cui si voglia creare un sotto-progetto indicare il nome del progetto </text:p>
      <text:p text:style-name="P1">padre dall’omonimo campo; </text:p>
      <text:p text:style-name="P1">• Identificativo: scrivere in minuscolo ed indicare codice della fase a cui si riferisce ;</text:p>
      <text:p text:style-name="P1">• Lasciare inalterati gli altri campi. </text:p>
      <text:p text:style-name="P3">X.<text:span text:style-name="T4">y</text:span> Creazione ticket </text:p>
      <text:p text:style-name="P1">I ticket vengono creati da: </text:p>
      <text:p text:style-name="P1">• <text:span text:style-name="T3">Responsabile di Progetto</text:span>: crea i ticket più importanti che rappresentano le </text:p>
      <text:p text:style-name="P1">macro fasi evidenziate dalla pianificazione (????vedi Piano di Progetto ?????? ); </text:p>
      <text:p text:style-name="P1">• <text:span text:style-name="T3">Responsabile di Sotto-progetto</text:span>: crea i ticket per i processi non pianificati </text:p>
      <text:p text:style-name="P1">inizialmente, che si evidenziano necessari per l’avanzamento del sotto-progetto </text:p>
      <text:p text:style-name="P1">assegnato; </text:p>
      <text:p text:style-name="P1">• <text:span text:style-name="T3">Verificatore</text:span>: crea i ticket per segnalare errori ed imprecisioni trovate durante il </text:p>
      <text:p text:style-name="P1">processo di verifica. </text:p>
      <text:p text:style-name="P1">I ticket possono essere di tre tipologie: </text:p>
      <text:p text:style-name="P1">• <text:span text:style-name="T3">Ticket di pianificazione</text:span>: rappresentano le macro-attività di maggiore impor- </text:p>
      <text:p text:style-name="P1">tanza. Sono organizzate in una gerarchia con vari livelli di importanza. Tali </text:p>
      <text:p text:style-name="P1">attività vengono create da: </text:p>
      <text:p text:style-name="P1">– Responsabile di Progetto che durante la pianificazione identifica le attività </text:p>
      <text:p text:style-name="P1">più importati e generali; </text:p>
      <text:p text:style-name="P1">– Responsabile di Sotto-progetto che durante lo svolgimento delle attività può </text:p>
      <text:p text:style-name="P1">scomporre in sotto-problemi l’attività indicata dal Responsabile di Progetto. </text:p>
      <text:p text:style-name="P1"/>
      <text:p text:style-name="P1">• <text:span text:style-name="T3">Ticket di realizzazione e controllo</text:span>: tutti i documenti redatti, durante la </text:p>
      <text:p text:style-name="P1">stesura attraversano due stadi: </text:p>
      <text:p text:style-name="P1">– Realizzazione: un redattore del documento effettua una prima stesura; </text:p>
      <text:p text:style-name="P1">– Controllo: un redattore, diverso da quello della precedente fase, esegue un </text:p>
      <text:p text:style-name="P1">primo controllo sui contenuti della parte scritta. </text:p>
      <text:p text:style-name="P1">• <text:span text:style-name="T3">Ticket di verifica</text:span>: rappresentano gli errori identificati dai Verificatori durante </text:p>
      <text:p text:style-name="P1">il controllo che la realizzazione dell’attività sia conforme a quanto richiesto e che </text:p>
      <text:p text:style-name="P2">rispetti tutte le norme.</text:p>
      <text:p text:style-name="P2"/>
      <text:p text:style-name="P3"><text:span text:style-name="T4">X.y.z</text:span> Ticket di pianificazione </text:p>
      <text:p text:style-name="P1">• Selezionare Nuova segnalazione da menù principale; </text:p>
      <text:p text:style-name="P1">• Tracker: indicare la natura del ticket: </text:p>
      <text:p text:style-name="P1">– Documento: stesura di un documento. Il tipo di attività svolta dal redat- </text:p>
      <text:p text:style-name="P1">tore del documento viene definito durante la rendicontazione; </text:p>
      <text:p text:style-name="P1"><text:soft-page-break/>– Codifica: stesura di codice; </text:p>
      <text:p text:style-name="P1">– Verifica: macro-attività di verifica sul prodotto dei sotto-processi. </text:p>
      <text:p text:style-name="P1">• Oggetto: descrizione breve e significativa; </text:p>
      <text:p text:style-name="P1">• Descrizione: descrizione comprensibile e con riferimenti esterni mediante link se </text:p>
      <text:p text:style-name="P1">necessario; </text:p>
      <text:p text:style-name="P1">• Stato: Plan; </text:p>
      <text:p text:style-name="P1">• Attività principale: se si vuole creare una sotto-attività indicare l’id del ticket </text:p>
      <text:p text:style-name="P1">padre; </text:p>
      <text:p text:style-name="P1">• Categoria: PDCA, solo se il ticket viene creato dal Responsabile di Progetto; </text:p>
      <text:p text:style-name="P1">• Assegnato a: inserire il nome del responsabile; </text:p>
      <text:p text:style-name="P1">• Osservatori: aggiungere eventuali collaboratori. </text:p>
      <text:p text:style-name="P1"/>
      <text:p text:style-name="P3"><text:span text:style-name="T4">X.y.z</text:span> Ticket di realizzazione e controllo </text:p>
      <text:p text:style-name="P3"/>
      <text:p text:style-name="P1">• Selezionare Nuova segnalazione da menù principale; </text:p>
      <text:p text:style-name="P1">• Tracker: indicare la natura del ticket: </text:p>
      <text:p text:style-name="P1">– Documento: stesura di un documento. Il tipo di attività svolta dal redat- </text:p>
      <text:p text:style-name="P1">tore del documento viene definito durante la rendicontazione; </text:p>
      <text:p text:style-name="P1">– Codifica: stesura di codice; </text:p>
      <text:p text:style-name="P1">– Verifica: attività di verifica sui prodotti dei processi. </text:p>
      <text:p text:style-name="P1">• Oggetto: descrizione breve e significativa secondo il principio: nome ticket padre </text:p>
      <text:p text:style-name="P1">- attività da svolgere (realizzazione o controllo); </text:p>
      <text:p text:style-name="P1">• Descrizione: descrizione comprensibile e con riferimenti esterni mediante link se </text:p>
      <text:p text:style-name="P1">necessario; </text:p>
      <text:p text:style-name="P1"/>
      <text:p text:style-name="P1">• Stato: New; </text:p>
      <text:p text:style-name="P1">• Attività principale: se si vuole creare una sotto-attività indicare l’id del ticket </text:p>
      <text:p text:style-name="P1">padre; </text:p>
      <text:p text:style-name="P1">• Inizio: dare una data di inizio presunta; </text:p>
      <text:p text:style-name="P1">• Scadenza: dare una data di fine presunta; </text:p>
      <text:p text:style-name="P1">• Assegnato a: inserire il nome del responsabile; </text:p>
      <text:p text:style-name="P1">• Osservatori: aggiungere eventuali collaboratori. </text:p>
      <text:p text:style-name="P1"/>
      <text:p text:style-name="P3"><text:span text:style-name="T4">X.y.z</text:span> Ticket di verifica </text:p>
      <text:p text:style-name="P1">Un Verificatore per creare un ticket di verifica deve: </text:p>
      <text:p text:style-name="P1">1. assicurarsi che esista all’interno del progetto l’attività Verifica. </text:p>
      <text:p text:style-name="P1">Su tale attività vi devono essere due sotto-attività: “Verifica - realizzazione”, </text:p>
      <text:p text:style-name="P1">“Verifica - approvazione”. </text:p>
      <text:p text:style-name="P1">Tutti i ticket creati devono essere sotto-attività di: “Verifica - realizzazione”; </text:p>
      <text:p text:style-name="P1">2. Creare quindi il ticket secondo le seguenti direttive: </text:p>
      <text:p text:style-name="P1">• Selezionare Nuova segnalazione da menù principale; </text:p>
      <text:p text:style-name="P1">• Tracker: Bug; </text:p>
      <text:p text:style-name="P1">• Oggetto: descrizione breve e significativa dell’errore incontrato; </text:p>
      <text:p text:style-name="P1">• Descrizione: descrivere in modo dettagliato e chiaro: la natura e la posi- </text:p>
      <text:p text:style-name="P1">zione dell’errore; </text:p>
      <text:p text:style-name="P1">• Stato: New; </text:p>
      <text:p text:style-name="P1">• Attività principale: tutti i ticket devono essere figli del ticket “Verifica - </text:p>
      <text:p text:style-name="P1">realizzazione” del progetto su cui si sta eseguendo la verifica; </text:p>
      <text:p text:style-name="P1">• Assegnato a: inserire il nome del responsabile del progetto padre (es. </text:p>
      <text:p text:style-name="P1">responsabile delle Norme di Progetto). </text:p>
      <text:p text:style-name="P1">Tutti i campi non segnalati sono da lasciare vuoti. </text:p>
      <text:p text:style-name="P1">Sarà poi compito del responsabile del progetto padre decidere a chi assegnare la cor- </text:p>
      <text:p text:style-name="P1"><text:soft-page-break/>rezione dell’errore. Nel caso in cui l’errore segnalato non sia considerato valido dal </text:p>
      <text:p text:style-name="P1">Responsabile del sotto-progetto verrà confermato il rifiuto dal Responsabile di Progetto. </text:p>
      <text:p text:style-name="P1"/>
      <text:p text:style-name="P3">8.2.4 Dipendenze temporali </text:p>
      <text:p text:style-name="P3"/>
      <text:p text:style-name="P1">Dopo la creazione del ticket, per aggiungere dipendenze temporali tra i ticket: </text:p>
      <text:p text:style-name="P1">• Andare su segnalazioni; </text:p>
      <text:p text:style-name="P1">• Aprire il link alla segnalazione a cui aggiungere la dipendenza; </text:p>
      <text:p text:style-name="P1">• Nella sezione segnalazioni correlate premere aggiungi; </text:p>
      <text:p text:style-name="P1">• Scegliere segue e indicare il numero della segnalazione che lo blocca ed eventuali </text:p>
      <text:p text:style-name="P1">giorni di slack. </text:p>
      <text:p text:style-name="P1">Tutti i campi non segnalati sono da lasciare vuoti. </text:p>
      <text:p text:style-name="P1"/>
      <text:p text:style-name="P3">8.3 Aggiornamento ticket </text:p>
      <text:p text:style-name="P1">Esistendo due tipologie di ticket, viene qui definito la procedura per effettuare l’aggior- </text:p>
      <text:p text:style-name="P1">namento di entrambe. </text:p>
      <text:p text:style-name="P1"/>
      <text:p text:style-name="P3">8.3.1 Ticket di pianificazione </text:p>
      <text:p text:style-name="P1">• Andare sul menù Segnalazioni; </text:p>
      <text:p text:style-name="P1">• Selezionare il ticket di interesse; </text:p>
      <text:p text:style-name="P1">• Cliccare il link Aggiorna; </text:p>
      <text:p text:style-name="P1">• Commentare ciò che si è fatto sulla form Note; </text:p>
      <text:p text:style-name="P1">• Cambiare lo stato del ticket secondo la seguente logica: </text:p>
      <text:p text:style-name="P1">– Do: quando un ticket è in questo stato indica che una o più persone stanno </text:p>
      <text:p text:style-name="P1">lavorando su tale attività; </text:p>
      <text:p text:style-name="P1">– Check: quando un ticket è in questo stato indica che una o più persone </text:p>
      <text:p text:style-name="P1">stanno lavorando sulla verifica di tale attività; </text:p>
      <text:p text:style-name="P1">– Act: l’attività è stata conclusa e verificata, e ne sono state tratte le conclu- </text:p>
      <text:p text:style-name="P1">sioni adeguate. </text:p>
      <text:p text:style-name="P1">• Se viene concluso, aggiornare lo stato del ticket di pianificazione padre. </text:p>
      <text:p text:style-name="P1"/>
      <text:p text:style-name="P3">8.3.2 Ticket di realizzazione e controllo </text:p>
      <text:p text:style-name="P1">• Andare sul menù Segnalazioni; </text:p>
      <text:p text:style-name="P1">• Selezionare il ticket di interesse; </text:p>
      <text:p text:style-name="P1">• Cliccare il link Aggiorna; </text:p>
      <text:p text:style-name="P1">• Indicare il tempo impiegato in ore; </text:p>
      <text:p text:style-name="P1">• Indicare il tipo di attività svolta; </text:p>
      <text:p text:style-name="P1">• Commentare ciò che si è fatto sulla form Note; </text:p>
      <text:p text:style-name="P1">• Cambiare lo stato del ticket secondo la seguente logica: </text:p>
      <text:p text:style-name="P1">– In Progress: quando un ticket è in questo stato indica che una o più persone </text:p>
      <text:p text:style-name="P1">stanno lavorando su tale attività. La percentuale di completamento deve </text:p>
      <text:p text:style-name="P1">essere impostata tra lo 0% ed il 90%; </text:p>
      <text:p text:style-name="P1">– Closed: l’attività è stata conclusa. La percentuale di completamento del- </text:p>
      <text:p text:style-name="P1">l’attività è al 100%. </text:p>
      <text:p text:style-name="P1">• Aggiornare lo stato del ticket di pianificazione padre secondo tali principi: </text:p>
      <text:p text:style-name="P1">– ticket figlio passa da New a In Progress: il ticket padre passa da Plan a Do, </text:p>
      <text:p text:style-name="P1">o da Do a Check; </text:p>
      <text:p text:style-name="P1">– ticket figlio passa a Closed: il ticket padre deve essere in Do o Check; </text:p>
      <text:p text:style-name="P1">– tutti i ticket figli vengono chiusi: il ticket padre passa ad Act. </text:p>
      <text:p text:style-name="P1"/>
      <text:p text:style-name="P1"/>
      <text:p text:style-name="P3">8.3.3 Ticket di verifica </text:p>
      <text:p text:style-name="P1"><text:soft-page-break/>• Andare sul menù Segnalazioni; </text:p>
      <text:p text:style-name="P1">• Selezionare il ticket di interesse; </text:p>
      <text:p text:style-name="P1">• Cliccare il link Aggiorna; </text:p>
      <text:p text:style-name="P1">• Indicare il tempo impiegato in ore; </text:p>
      <text:p text:style-name="P1">• Indicare Verifica come tipo di attività svolta; </text:p>
      <text:p text:style-name="P1">• Commentare le correzione nella form Note; </text:p>
      <text:p text:style-name="P1">• Cambiare lo stato del ticket secondo la seguente logica: </text:p>
      <text:p text:style-name="P1">– In Progress: quando un ticket è in questo stato indica che una o più persone </text:p>
      <text:p text:style-name="P1">stanno lavorando su tale attività. La percentuale di completamento deve </text:p>
      <text:p text:style-name="P1">essere impostata tra lo 0% ed il 90%; </text:p>
      <text:p text:style-name="P1">– Closed: l’attività è stata conclusa. La percentuale di completamento del- </text:p>
      <text:p text:style-name="P1">l’attività è al 100%; </text:p>
      <text:p text:style-name="P1">– Rejected: l’attività di verifica è stata rifiutata dal Responsabile del sotto- </text:p>
      <text:p text:style-name="P1">progetto in accordo con il Responsabile di Progetto. </text:p>
      <text:p text:style-name="P1">• Aggiornare lo stato del ticket di pianificazione padre secondo tali principi: </text:p>
      <text:p text:style-name="P1">– ticket figlio passa da New a In Progress: il ticket padre passa da Plan a Do, </text:p>
      <text:p text:style-name="P1">o da Do a Check; </text:p>
      <text:p text:style-name="P1">– ticket figlio passa a Closed: il ticket padre deve essere in Do o Check; </text:p>
      <text:p text:style-name="P1">– tutti i ticket figli vengono chiusi: il ticket padre passa ad Act. </text:p>
      <text:p text:style-name="P1"/>
      <text:p text:style-name="P4">8.4 Consigli di utilizzo </text:p>
      <text:p text:style-name="P4">8.4.1 Pagina personale </text:p>
      <text:p text:style-name="P1">Per avere una immediata visualizzazione dei ticket assegnati, è consigliato personalizzare </text:p>
      <text:p text:style-name="P1">la pagina personale: </text:p>
      <text:p text:style-name="P1">• Andare alla Pagina personale; </text:p>
      <text:p text:style-name="P1">• Cliccare il link Personalizza la pagina; </text:p>
      <text:p text:style-name="P1">• Dal menù a tendina La mia pagina di blocco, selezionare Le mie segnalazioni </text:p>
      <text:p text:style-name="P1">e premere il pulsante verde +; </text:p>
      <text:p text:style-name="P1">• Ripetere il punto precedente per aggiungere Segnalazioni osservate. </text:p>
      <text:p text:style-name="P1"/>
      <text:p text:style-name="P3">8.4.2 Visualizzare segnalazioni </text:p>
      <text:p text:style-name="P1">Per avere una visualizzazione più chiara delle segnalazioni si consiglia di ordinarle per </text:p>
      <text:p text:style-name="P1">oggetto. Tale risultato può essere ottenuto premendo Oggetto dalla pagina Segnala- </text:p>
      <text:p text:style-name="P1">zioni.</text:p>
      <text:p text:style-name="P1"/>
      <text:p text:style-name="P9"/>
      <text:p text:style-name="P3">9 Ambiente di lavoro </text:p>
      <text:p text:style-name="P8"/>
      <text:p text:style-name="P7">Sistemi Operativi</text:p>
      <text:p text:style-name="P8"/>
      <text:p text:style-name="P8">L’intero sviluppo del progetto viene svolto in ambienti Unix-Like e Windows, nello specifico, Ubuntu , Mac , Windows . Tale scelta <text:span text:style-name="T8">è</text:span> maturata dopo <text:span text:style-name="T8">aver appurato che le tecnologie utilizzate per lo sviluppo del progetto </text:span>sono indipendenti dall’ambiente di sviluppo e di impiego.</text:p>
      <text:p text:style-name="P3"/>
      <text:p text:style-name="P3">9.1 Coordinamento </text:p>
      <text:p text:style-name="P3"/>
      <text:p text:style-name="P1">Il coordinamento del gruppo avviene tramite: </text:p>
      <text:p text:style-name="P1">• Server dedicato;</text:p>
      <text:p text:style-name="P1">• Google Drive <text:s/>e Calendar. </text:p>
      <text:p text:style-name="P1"/>
      <text:p text:style-name="P3">9.1.1 Server dedicato </text:p>
      <text:p text:style-name="P3"/>
      <text:p text:style-name="P1">Sul server dedicato sono installate alcune applicazioni web che facilitano la gestione del </text:p>
      <text:p text:style-name="P1">progetto. </text:p>
      <text:p text:style-name="P1">Il server dedicato è raggiungibile via SSH <text:s/>dai membri del gruppo tramite scambio di </text:p>
      <text:p text:style-name="P1">chiave pubblica/privata. </text:p>
      <text:p text:style-name="P1"/>
      <text:p text:style-name="P1"/>
      <text:p text:style-name="P3"><text:span text:style-name="T5">X</text:span>.1.1.1 Gestione del progetto </text:p>
      <text:p text:style-name="P1">Come piattaforma di gestione del progetto è stato scelto Redmine. Redmine fornisce: </text:p>
      <text:p text:style-name="P1">• Un sistema flessibile di gestione dei ticket; </text:p>
      <text:p text:style-name="P1">• Il grafico Gantt <text:s/>delle attività; </text:p>
      <text:p text:style-name="P1">• Un calendario per organizzare i compiti; </text:p>
      <text:p text:style-name="P1">• Un sistema di rendicontazione del tempo. </text:p>
      <text:p text:style-name="P1">Sono state valutate diverse alternative ma, dopo un’attenta fase di test, nessuna di </text:p>
      <text:p text:style-name="P1">queste è stata ritenuta all’altezza di Redmine per quantità e qualità delle caratteristiche </text:p>
      <text:p text:style-name="P1">proposte. </text:p>
      <text:p text:style-name="P1">Sono stati provati i seguenti software: </text:p>
      <text:p text:style-name="P1"><text:span text:style-name="T3">• Gitlab/Gitorious:</text:span> entrambe le piattaforme propongono una gestione del pro- </text:p>
      <text:p text:style-name="P1">getto minimale e inadeguata alle esigenze del gruppo; </text:p>
      <text:p text:style-name="P1"><text:span text:style-name="T3">• ProjectPier:</text:span> la gestione dei ticket non è stata ritenuta all’altezza del sistema di </text:p>
      <text:p text:style-name="P1">ticketing di Redmine; </text:p>
      <text:p text:style-name="P1"><text:span text:style-name="T3">• TRAC:</text:span> raggiunge la completezza di Redmine in quanto a caratteristiche tramite </text:p>
      <text:p text:style-name="P1">l’installazione di plugin non ufficiali ma non fornisce un’interfaccia altrettanto </text:p>
      <text:p text:style-name="P1">immediata, aumentando il tempo speso dal team nella gestione del progetto. </text:p>
      <text:p text:style-name="P1"/>
      <text:p text:style-name="P3"><text:span text:style-name="T5">X</text:span>.1.1.2 Versionamento </text:p>
      <text:p text:style-name="P3"/>
      <text:p text:style-name="P1">Sono state prese in considerazione diversi software di versionamento (Git G , SVN, Mer- </text:p>
      <text:p text:style-name="P11">curial) prima di decidere di usare Git, <text:span text:style-name="T10">affidandoci a GitHub che è una web-based Git repository hosting service che offre un sistema di revisione distribuito e un controllo della versione.</text:span></text:p>
      <text:p text:style-name="P11"/>
      <text:p text:style-name="P1">Il repository G <text:span text:style-name="T10">Premi</text:span>.git è suddiviso secondo la seguente struttura: </text:p>
      <text:p text:style-name="P1">/* <text:span text:style-name="T9">da decidere *</text:span></text:p>
      <text:p text:style-name="P1">documents </text:p>
      <text:p text:style-name="P1">AnalisiDeiRequisiti </text:p>
      <text:p text:style-name="P1">Glossario </text:p>
      <text:p text:style-name="P1"><text:soft-page-break/>LetteraDiPresentazione </text:p>
      <text:p text:style-name="P1">NormeDiProgetto </text:p>
      <text:p text:style-name="P1">PianoDiProgetto </text:p>
      <text:p text:style-name="P1">PianoDiQualifica </text:p>
      <text:p text:style-name="P1">StudioDiFattibilita </text:p>
      <text:p text:style-name="P1">Verbali </text:p>
      <text:p text:style-name="P1">template </text:p>
      <text:p text:style-name="P1"/>
      <text:p text:style-name="P1">Una volta terminata la fase di lavorazione di un documento, verrà creato un branch </text:p>
      <text:p text:style-name="P1">di verifica. In questo modo i Verificatori potranno lavorare <text:span text:style-name="T5">parallelamente</text:span> al resto </text:p>
      <text:p text:style-name="P1">del gruppo ed effettuare il merge delle loro modifiche, una volta terminato il lavoro di </text:p>
      <text:p text:style-name="P1">verifica. </text:p>
      <text:p text:style-name="P1">Per ogni revisione verrà creato un tag così da identificare chiaramente la versione dei </text:p>
      <text:p text:style-name="P1">documenti presentati ad ogni revisione. </text:p>
      <text:p text:style-name="P1"/>
      <text:p text:style-name="P1"/>
      <text:list xml:id="list4659875469069388138" text:style-name="L1">
        <text:list-item>
          <text:p text:style-name="P10">Per interfacciarsi con il repository viene utlizzato SmartGit , un client multipiattaforma che permette di utilizzare Git in maniera rapida .</text:p>
        </text:list-item>
      </text:list>
      <text:p text:style-name="P1"/>
      <text:p text:style-name="P3"><text:span text:style-name="T5">X</text:span>.1.1.3 Integrazione Continua</text:p>
      <text:p text:style-name="P3"/>
      <text:p text:style-name="P1">Si è scelto di adottare Jenkins per applicare l’integrazione continua allo sviluppo del </text:p>
      <text:p text:style-name="P1">progetto. </text:p>
      <text:p text:style-name="P1">Tale software permette di pianificare ed impostare la compilazione del codice. Mette </text:p>
      <text:p text:style-name="P1">inoltre a disposizione un cruscotto su cui è possibile visualizzare lo stato del codice </text:p>
      <text:p text:style-name="P1">prodotto. Tale software è infatti in grado di interagire con il software di versionamento, </text:p>
      <text:p text:style-name="P1">e se disponibile con software per l’esecuzione di test sul codice prodotto. </text:p>
      <text:p text:style-name="P1">Attualmente Jenkins viene utilizzato per la compilazione dei documenti L A TEX. </text:p>
      <text:p text:style-name="P1"/>
      <text:p text:style-name="P3"><text:span text:style-name="T5">X</text:span>.1.<text:span text:style-name="T5">2 </text:span>Google Drive e Calendar </text:p>
      <text:p text:style-name="P1">In questo <text:span text:style-name="T5">sistema di condivisione file</text:span> verranno messi i documenti che: </text:p>
      <text:p text:style-name="P1">• Non necessitano di controllo di versione G ; </text:p>
      <text:p text:style-name="P1">• Hanno bisogno di grande interattività tra i componenti del gruppo; </text:p>
      <text:p text:style-name="P1">• Possono essere acceduti tramite l’uso di un semplice browser. </text:p>
      <text:p text:style-name="P1">Questo strumento dovrebbe permettere a 2 o più componenti del gruppo di interagire </text:p>
      <text:p text:style-name="P1">lavorando sugli stessi documenti contemporaneamente. </text:p>
      <text:p text:style-name="P1">Google Drive G viene utilizzato come strumento di supporto allo sviluppo della docu- </text:p>
      <text:p text:style-name="P1">mentazione e del software presente su Git<text:span text:style-name="T5">Hub</text:span> G . </text:p>
      <text:p text:style-name="P1">Google Calendar viene utilizzato all’interno del gruppo per gestire le risorse umane. </text:p>
      <text:p text:style-name="P1">In particolare con tale strumento viene utilizzato per notificare in quali giorni un deter- </text:p>
      <text:p text:style-name="P1">minato membro non può essere disponibile e per segnalare date rilevanti per il gruppo, </text:p>
      <text:p text:style-name="P1">come ad esempio le date delle riunioni. </text:p>
      <text:p text:style-name="P1"/>
      <text:p text:style-name="P5"><text:span text:style-name="T5">X</text:span>.2 Ambiente documentale </text:p>
      <text:p text:style-name="P5"><text:span text:style-name="T5">X</text:span>.2.1 Pianificazione </text:p>
      <text:p text:style-name="P1"/>
      <text:p text:style-name="P1">/* <text:span text:style-name="T9">da decidere */ </text:span></text:p>
      <text:p text:style-name="P1">Per pianificare le attività legate allo sviluppo del progetto e la gestione delle risorse si </text:p>
      <text:p text:style-name="P1">è scelto di utilizzare ProjectLibre. </text:p>
      <text:p text:style-name="P1">ProjectLibre è un programma open source per il project management. É basato su </text:p>
      <text:p text:style-name="P1">Java <text:s/>ed è quindi eseguibile su ogni sistema operativo. É il successore ufficiale di </text:p>
      <text:p text:style-name="P1">OpenProj. Tale software è stato scelto in quanto possiede tali caratteristiche: </text:p>
      <text:p text:style-name="P1"><text:soft-page-break/>• Portabilità, essendo basto su Java <text:s/>; </text:p>
      <text:p text:style-name="P1">• Open-source; </text:p>
      <text:p text:style-name="P1">• Genera grafici Gantt <text:s/>; </text:p>
      <text:p text:style-name="P1">• Genera automaticamente grafici Program Evaluation and Review Technique(PERT G), </text:p>
      <text:p text:style-name="P1">a partire dal Gantt <text:s/>; </text:p>
      <text:p text:style-name="P1">• Genera automaticamente la Work Breakdown Structure <text:s/>(WBS <text:s/>), a partire dal </text:p>
      <text:p text:style-name="P1">Gantt <text:s/>con allocazione di risorse; </text:p>
      <text:p text:style-name="P1">• Calcola i parametri Schedule Variance <text:s/>(SV ) e Budget Variance (BV ); </text:p>
      <text:p text:style-name="P1">• Compatibile con Microsoft Project 2010; </text:p>
      <text:p text:style-name="P1">• Salvataggio su file XML <text:s/>: essendo un file testuale è possibile fare il merge dei file </text:p>
      <text:p text:style-name="P1">in caso di conflitti su repository <text:s/>. </text:p>
      <text:p text:style-name="P1"/>
      <text:p text:style-name="P6"><text:span text:style-name="T6">X</text:span>.2.2 Stesura documenti </text:p>
      <text:p text:style-name="P1"><text:span text:style-name="T2">X</text:span><text:span text:style-name="T1">.2.2.1 L A TEX </text:span></text:p>
      <text:p text:style-name="P1">Per la stesura dei documenti è stato scelto di utilizzare il sistema L A TEX. Il motivo </text:p>
      <text:p text:style-name="P1">principale dietro a questa scelta è la facilità di separazione tra contenuto e formattazione: </text:p>
      <text:p text:style-name="P1">con L A TEX è possibile definire l’aspetto delle pagine in un file template condiviso da </text:p>
      <text:p text:style-name="P1">tutti i documenti. Altre soluzioni come Microsoft Office, LibreOffice o Google Docs non </text:p>
      <text:p text:style-name="P1">avrebbero consentito questa separazione, duplicando il lavoro di formattazione del testo </text:p>
      <text:p text:style-name="P1">e non garantendo un risultato uniforme. </text:p>
      <text:p text:style-name="P1">Il grande numero di pacchetti esistenti consente di implementare funzionalità comuni </text:p>
      <text:p text:style-name="P1">in maniera semplice. L’estensibilità di L A TEX può essere sfruttata per creare funzioni e </text:p>
      <text:p text:style-name="P1">variabili globali che rendono la scrittura del contenuto più corretta sotto un punto di </text:p>
      <text:p text:style-name="P1">vista semantico. Un esempio è dato dal comando \role{ruolo} che identifica ogni ruolo </text:p>
      <text:p text:style-name="P1">all’interno del progetto. </text:p>
      <text:p text:style-name="P1">Per la scrittura di documenti L A TEX l’editor consigliato è TeXstudio 1 . </text:p>
      <text:p text:style-name="P1"/>
      <text:p text:style-name="P3"><text:span text:style-name="T6">X</text:span>.2.2.<text:span text:style-name="T6">2 </text:span>Controllo ortografico</text:p>
      <text:p text:style-name="P3"/>
      <text:p text:style-name="P15">Il software per il controllo ortografico è Aspell 2 . Il programma è accessibile tramite il</text:p>
      <text:p text:style-name="P15">Makefile oppure tramite interfaccia grafica nell’editor consigliato TeXstudio.</text:p>
      <text:p text:style-name="P15"/>
      <text:p text:style-name="P3"><text:span text:style-name="T7">X</text:span>.2.2.5 </text:p>
      <text:p text:style-name="P3">Grafici UML </text:p>
      <text:p text:style-name="P1">Per quanto concerne la modellazione dei diagrammi di caso d’uso è stato scelto l’editor </text:p>
      <text:p text:style-name="P1">Visual Paradigm . Dopo aver valutato numerose alternative quali ArgoUML, Dia, </text:p>
      <text:p text:style-name="P1">LucidChart, StarUML, UMLet e Papyrus, Visual Paradigm è risultato l’unico software </text:p>
      <text:p text:style-name="P1">in grado di coniugare il completo supporto a UML G 2.0 con un’interfaccia semplice e </text:p>
      <text:p text:style-name="P1">responsiva. </text:p>
      <text:p text:style-name="P1">Per la realizzazione dei diagrammi delle classi è stato scelto WhiteStarUML <text:s/>. Questo </text:p>
      <text:p text:style-name="P1">software, a differenza di Visual Paradigm, fornisce una funzionalità di importazione </text:p>
      <text:p text:style-name="P1">inversa delle modifiche effettuate: una volta definite le classi ed aver generato il codice, </text:p>
      <text:p text:style-name="P1">è in grado di importare eventuali modifiche rilevate nel codice nel diagramma. </text:p>
      <text:p text:style-name="P1"/>
      <text:p text:style-name="P3">9.2.2.6 Documentazione </text:p>
      <text:p text:style-name="P1">È stato scelto il sistema di documentazione Doxygen 5 che consente di inserire descri- </text:p>
      <text:p text:style-name="P1">zioni di classi e metodi tramite commenti all’interno del codice. In questo modo la </text:p>
      <text:p text:style-name="P1">lettura del codice diventa un processo più immediato e la scrittura della documentazio- </text:p>
      <text:p text:style-name="P1">ne avviene nello stesso file in cui viene scritto, diminuendo il rischio di inconsistenze tra </text:p>
      <text:p text:style-name="P1">codice e documentazione. Doxygen consente di generare la documentazione in formato </text:p>
      <text:p text:style-name="P1">HTML e in formato L A TEX. </text:p>
      <text:p text:style-name="P1"/>
      <text:p text:style-name="P1"><text:soft-page-break/></text:p>
      <text:p text:style-name="P3">Ambiente di verifica </text:p>
      <text:p text:style-name="P1">Vengono qui elencati e sommariamente descritti gli strumenti automatizzati per effet- </text:p>
      <text:p text:style-name="P1">tuare la verifica dei documenti redatti e del codice prodotto. </text:p>
      <text:p text:style-name="P1">Le metriche ed i metodi per effettuare verifica sono ampiamente e dettagliatamente de- </text:p>
      <text:p text:style-name="P1">scritti nel Piano di Qualifica . A tale documento si fa inoltre riferimento per le </text:p>
      <text:p text:style-name="P1">caratteristiche di fondamentale importanza per la verifica degli strumenti qui riportati. </text:p>
      <text:p text:style-name="P3">9.4.1 Documenti </text:p>
      <text:p text:style-name="P1">Per la verifica dei documenti si utilizzano: </text:p>
      <text:p text:style-name="P1">• TeXstudio: come segnalato nella sezione 9.2.2, per la scrittura di documenti </text:p>
      <text:p text:style-name="P1">è consigliato utilizzare l’ambiente grafico TeXstudio. Tale strumento integra i </text:p>
      <text:p text:style-name="P1">dizionari di OpenOffice.org e segnala i potenziali errori ortografici presenti nel </text:p>
      <text:p text:style-name="P1">testo durante la stesura del testo stesso; </text:p>
      <text:p text:style-name="P1">• Aspell: strumento per la correzione tipografica dei documenti redatti in L A TEX. </text:p>
      <text:p text:style-name="P1">• <text:span text:style-name="T9">Axiom</text:span>: permette di automatizzare il tracciamento dei requisiti; </text:p>
      <text:p text:style-name="P1">• Script: i componenti del gruppo hanno scritto vari script per automatizzare il </text:p>
      <text:p text:style-name="P1">controllo dei documenti. Tali script, descritti nella sezione 9.2.2, automatica- </text:p>
      <text:p text:style-name="P1">mente: calcolano l’indice Gulpease e marcano i termini presenti nel glossario del </text:p>
      <text:p text:style-name="P1">documento. </text:p>
      <text:p text:style-name="P1"/>
      <text:p text:style-name="P3">9.4.2 Codice </text:p>
      <text:p text:style-name="P1">La verifica del codice è suddivisa in statica e dinamica. </text:p>
      <text:p text:style-name="P1">Per entrambe vengono riportati gli strumenti da utilizzare. </text:p>
      <text:p text:style-name="P3">9.4.2.1 Analisi Statica </text:p>
      <text:p text:style-name="P1">//<text:span text:style-name="T7">da fare </text:span></text:p>
      <text:p text:style-name="P3">9.4.2.2 Analisi Dinamica </text:p>
      <text:p text:style-name="P1">//<text:span text:style-name="T7">da fa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3-07T17:53:32.362772305</meta:creation-date>
    <dc:date>2015-03-12T13:17:00.686044596</dc:date>
    <dc:creator>Petrucci </dc:creator>
    <meta:editing-duration>PT2H4M10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8" meta:paragraph-count="322" meta:word-count="2698" meta:character-count="17876" meta:non-whitespace-character-count="15154"/>
  </office:meta>
</office:document-meta>
</file>